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ittelwert</text:p>
          </table:table-cell>
          <table:table-cell table:formula="of:=AVERAGE([.A1:.A100])" office:value-type="float" office:value="96.59" calcext:value-type="float">
            <text:p>96,59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Mittelwert</text:p>
          </table:table-cell>
          <table:table-cell table:formula="of:=AVERAGE([.E1:.E100])" office:value-type="float" office:value="383.66" calcext:value-type="float">
            <text:p>383,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tabw</text:p>
          </table:table-cell>
          <table:table-cell table:formula="of:=STDEV([.A1:.A100])" office:value-type="float" office:value="2.86777638844827" calcext:value-type="float">
            <text:p>2,8677763884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Stabw</text:p>
          </table:table-cell>
          <table:table-cell table:formula="of:=STDEV([.E1:.E100])" office:value-type="float" office:value="111.709419224318" calcext:value-type="float">
            <text:p>111,70941922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office:value-type="string" calcext:value-type="string">
            <text:p>max</text:p>
          </table:table-cell>
          <table:table-cell table:formula="of:=MAX([.E1:.E100])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70" calcext:value-type="float">
            <text:p>470</text:p>
          </table:table-cell>
          <table:table-cell office:value-type="string" calcext:value-type="string">
            <text:p>min</text:p>
          </table:table-cell>
          <table:table-cell table:formula="of:=MIN([.E1:.E100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646" calcext:value-type="float">
            <text:p>64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56" calcext:value-type="float">
            <text:p>65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duckduckgo.com/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649" calcext:value-type="float">
            <text:p>6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.00.0000</text:date>, <text:time style:data-style-name="N2" text:time-value="16:38:41.8318334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16:49:38.495610630</dc:date>
    <meta:editing-duration>PT20M22S</meta:editing-duration>
    <meta:editing-cycles>6</meta:editing-cycles>
    <meta:generator>LibreOffice/5.1.6.2$Linux_X86_64 LibreOffice_project/10m0$Build-2</meta:generator>
    <meta:document-statistic meta:table-count="1" meta:cell-count="213" meta:object-count="0"/>
  </office:meta>
</office:document-meta>
</file>